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33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x</text:p>
          </table:table-cell>
          <table:table-cell office:value-type="string">
            <text:p>pairs</text:p>
          </table:table-cell>
        </table:table-row>
        <table:table-row table:style-name="ro1">
          <table:table-cell office:value-type="string">
            <text:p>Jackie Ma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sy Rodenbur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ian Moo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on Prescott of Kingston upon Hu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Cord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nise Lew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Attenborough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Vikram Se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 Joh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Monica Ma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rry Woga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rofessor Brian Cox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lian Fellowes Baron Fellowes of West Staffo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ve Poll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Martin Sorr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ar Gryl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Hard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nna Sch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cesca Sim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ctor Adebowale Baron Adebowale of Thor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k Gati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Joh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dal Sasso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nne Woo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thur Edward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tin Clu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nny Ba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ather Rabbatt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McInty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verend John Grah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ny Robi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Harriet Wal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n Good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drea Lev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fie Bo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ger Wat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bbie Har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wame Kwei-Arma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lly Park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David Phillip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th Kids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elicity Gre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rry Gilli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tin She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Anne Ow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awrence Dallagli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elia Imr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oward Jacob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n Sno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tty Driv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Alex Salmo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yles Brandre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ny Ive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ndie Sha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ck Par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Torquil Nor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ces Woo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Harri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lice Coop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a del Cont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an McMill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ang La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Nick Clegg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Mansfield Q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rah Douka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ny Vega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Tom Jo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thy Burk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Cobbo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immy Mulvil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ynn Barb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im Robb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 Gwen Adshe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Fanny Water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ny Adam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wis Gilbe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k Skin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yorgy Pau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Stephanie Shir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 Bryd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ay Weld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Emma Thomp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k Cottrell-Boy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uncan Bannaty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ggie Aderin-Poco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ne Spenc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Clive Woodw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Jim Al-Khalil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k W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y Be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k Warr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Ellro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y Porta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Cop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Tennan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Michael Cai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Sebastian Co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t Hon Baroness Scotla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rriss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Stuart Ro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lia Donald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hony Juliu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rry Spring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Colin Pilling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n Pienkowsk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eve Coog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Ellen MacArthu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ry Manilo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o Alagn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Joan Bakewel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Nicky Hasl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ugh Fearnley-Whittingst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Mitch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Hugh Penning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rvey Goldsm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lene Phillip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tin Sha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Denis Heale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iers Morg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untess Caroline Of Cranbroo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ry Humphrie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eter Sall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hoopi Goldber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ebastian Faulk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thene Dona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aba Maa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Made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Ri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avid Walliam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Dame Kay Davi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Suche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homas Quasthof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Sillito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Vincent Cable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uth Pad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mon Murr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oness Haleh Afsha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Nesbi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Dee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cus Du Sauto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Eav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net Street-Por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David Davis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lan Ahlber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ami Chakrabart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an Bostridg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ndy New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njeev Bhaska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McVica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riam Margoly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uthie Hensh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 C Grayl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Ingram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ady Antonia Fras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ohn Stefanid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elicity Lo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onio Carlucci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osy Simmond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a Darz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Car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ll Bai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Wool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oward Good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ane Abbott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ie Lennox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nelope Wil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anley McMurt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riq Al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z Sm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B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Dimbleb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rtin Eva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leg Gordievsk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Beryl Bainbridg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ory Stewa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mon Rattl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ohn Humphry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rren Brad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ctoria Woo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aul Wel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ec Jeffrey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even Isserl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mistead Maup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iza Manningham-Bul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ng Cha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cholas Parso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Joff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nnie Corbet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ill Balc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t Hon Alan Johnson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Micha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ladimir Jurowsk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elix Denn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drew Davi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cola Horli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homas Keneall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Oliver Postgat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mon Russell Bea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angari Maatha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ky Gerva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ty Moo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Yoko On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m Blund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 McKenn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eg Dyk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anna Lumle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en Helfgo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Raymond Tall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 Bra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dy Kersha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 P Donleav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drew Nei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ayson Per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 Abbo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eil Tennan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ian Aldis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nn Dani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dna O'Brie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ady Natasha Spen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hony Horowitz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loria Hunnifo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nold Wesk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Karl Jenk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ymond Gubb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tt Luca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ephen K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Steve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umphrey Lyttelt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eston Blumentha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mila Batmanghelidj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Fis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ne Horrock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Quentin Blak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Joan Plowrigh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 A Gi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mon Co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Ros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Edga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 Hanna Sega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an Rank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nty D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Brow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Mansfi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Davi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mando Iannucc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David Cameron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Digby Jo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rcey Buss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niel Barenboi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rence Stamp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ack Higgin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achel Whitere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ederic Raphae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Karen Armstro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remy Iron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hirley William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ohn Sutherla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kie Dettor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Griffith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lly Holm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Rut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ggi Hambl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Hop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lin Fir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David Frost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Mary Midg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nee Flem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 Eva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oris Johnson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io Testin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queline Wil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Win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k Gard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lian Cla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enda Blethy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nald Searl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aulo Coelh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uby Wax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exander McCall Sm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tsy Blai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gel Sla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tish Kuma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K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melda Staun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sephine Cox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tharine Whitehor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arvis Coc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rick Stewa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hilippe Peti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in Maaze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Yvonne Brews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ymond Brigg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tephen Poliakof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ison Rich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ffrey Palm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Stark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Maxwell Davie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r Jonathan Mill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am Taylor-Woo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dy McNab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los Acost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im Cattr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ngelbert Humperdin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Fortu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Bobby Robs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racey Em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ive Stafford Sm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tthew Bour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 Lesl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tthew Pinsen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 Mapanj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Sir Menzies Campbell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e Scott Jam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smond Morri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Virginia McKenna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oe Simp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ugh Maseke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Michael Howard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im Ric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iana Athi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ran Bilimori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raldine Jam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Ken Ad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n Hado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 A Fanthorp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aham Nor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onio Pappan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rnard Corn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Morpurg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gela Gheorghiu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 Vettrian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lph Koh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ll Nigh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Gulam No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dith Ker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Ca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cha Diste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ister Frances Dominic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Lord Sainsbur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aul Dac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ephen Frea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immy Tarbuc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rtha Lane Fox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 O'Grad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mmylou Harr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cholas Grimsha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 Bar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nry Blof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Christopher Mey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remy Clark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topher Frayl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Charles Kennedy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ll Cull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rbert Kretzm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gella Law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ck Hornb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yn Terf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bara Taylor Bradfor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aniel Libeski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shop John Sentamu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k Tull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ttorio Radi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eera Sya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rek Brow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co Zeffirelli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eorge Fen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A H Hals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ry Brem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garet Atwoo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Gilmou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ristin Scott Thoma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aude-Michel Schonber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ck Danzig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c Reev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ne Pitn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Cloon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rnelia Par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Ian McKelle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aul Whitehou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Trevor Nun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rofessor Baruch Blumber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illian Ander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Fore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ricia Corn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wan William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nead Cusac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inton Kwesi Joh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Malkovi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Iain Duncan Smith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topher Ondaatj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guerite Wolf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Robin Cook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 D Jame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arl Djerass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 Gambaccin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hilip Pull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Alicia Markova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imothy Sp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ian M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Titchmars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nette Walt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untess Elizabeth Longfor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an Morri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eonard Roso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ue Johns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ugg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Aaron Klu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de Kell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tty Jack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ayne Marsh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Christopher Bla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ona Reynold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rdon Rams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rothy Row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ay Godw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Beryl Gre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ord M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ue MacGreg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zuo Ishigur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Paul Nur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Lin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hyllis Selli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ob Worces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usana Wal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Peter Morr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wan McGreg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ie Oliv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e Fi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meron Mackintos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William Hague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n Folle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lly Connoll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imon Scham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Ro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uce Fog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ss Acklan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ord Deed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audia Rod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rmac Murphy O'Conn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tin B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ggy Seeg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Stanley Kalm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Harry Krot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k McCou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Kyffin William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Thomas Alle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ourtney Pi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Timothy Cliffo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John Suls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garet Drabbl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asmin Litt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 Tarran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nald Blyth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nni Grey Thomp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Alec Bro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irley Hugh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Peter Vanez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nry Sand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Lil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harlie Watt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Sir Richard Do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iff Rhys Jo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John Mortimer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erry O'Nei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guerite Patt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MacDonald Fras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rquess Of Bath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tephen Sondheim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Norman Paint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Jocelyn Bell Burn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Brier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im Smi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ina Brow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bie Sach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s Lyn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 K Rowl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nald Harwoo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topher Lloy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Sw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Norman Wisdom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eneral Sir Charles Guthr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Roger Penro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Michael Portillo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Park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eter Nichol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r Max Perutz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nald Sutherla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ive Jame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rofessor Geza Verm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Bir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Dame Norma Maj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thleen Tur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John Mill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Sir Peter Bonfi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onard Slatk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Anthony Car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aire Tomal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rold Eva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drian Nob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 Alvarez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lin Montgomer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McCru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eila Hancoc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ichael Holroy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rofessor Stuart H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mon Callo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Melche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eil Jord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an McEw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 Jane Good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Andrew Lloyd Webb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ichael Crawfor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Michael Ny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z Clark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Richard Syk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arren Mitchel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larissa Dickson Wrigh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liam Gib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lard Whit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lph Fien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lf Harri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ita Dov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Roger Norring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ricia Routledg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ick Ste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d Steig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tin Pip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ddy Molon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gor Aleksan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Ann Widdecombe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Dy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Barr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hris Boningt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nthony How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topher Bru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Gre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Dreyfu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len Bamb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an Trac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n Loa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co Pena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ichard Dunwood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uise Rai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Mo Mowlam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ay Masch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Charles Mackerra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Richard Curt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ia Ew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na Cassi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dras Schif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ll Bry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uth Prawer Jhabva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Shepher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laire Hollingwor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e Brubec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ob Monkhou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ck Franci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ohn Keeg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ileen Atk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ll Morr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cole Kid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seph Rotbla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 Dani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ucy Gann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lph Kolta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s Murr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Hempleman Adam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lph Stead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 De Burg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oward Bren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Jack Straw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ybille Bedfo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 Rosentha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ll Kenwrigh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ffrey Sm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Har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David Willcock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ony Gorm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usan Blackmo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Ernest H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Terry Fros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di Dench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avin Brya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ice Thomas Ell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drew Moti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an Stewa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Anthony Dowel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rchie Norman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Pountn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Nob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lin Dex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lena Kennedy Q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Tomli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 Hogar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Heinz Wolf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lenda Jackson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Harry Secomb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hris Hask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a Reg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yd Gross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helma Hol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hony Minghel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Julius Norwich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ichard Mab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Rodney Bennet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ose Trema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ols Holla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O'Sullev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ke Leigh OB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rsula Ow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Frank Kermo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eo Lain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Iain Bank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 Syke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hristina Nob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njamin Zephania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anna MacGreg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an Phillip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arry Enfi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Wynn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ir Martin Re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dy Hamil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eed Jaffr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rginia Ironsi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Blak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Nina Campb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dmond O'Hanl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 Susan Greenfi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co Laden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y Be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rry Pratche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ne Wil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rene Thoma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ohn Clees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rtin Am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nnifer Saund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an Du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Wins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uce Forsyth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t Hon Tony Blair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ssa Sander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Laurens van der Pos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hris Patt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ncis Robi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ie Charlt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umer Godde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ewis Wolpe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n El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 Landes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vin Whatel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Colin Blakemo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Terence Conr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ita Lasker-Wallfis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dre Previ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Quentin Crew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eggy Moun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erry Robi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Whit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net Holmes a Cou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ugh Laur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ine Quirk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tsuko Uchid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nif Kureish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scount Rotherme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ckie Bi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mon Wes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yra Vay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Alexan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Gordon Brown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Roy Cal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George Stei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usan Hil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Eve Arno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lian Bar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ili Bouchi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immy McGover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topher Hamp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ady Margaret Tebbi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ula Clark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arbara Dick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ison Stead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Marti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mberto Ec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Gillian Shephard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izabeth Jane Howar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on Bla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Hogga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Yentob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nny Pit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urice Saatch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x Nichol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Updik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ndy Rich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uke Of Westmins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sper Conr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Magdi Yacoub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Lee Hoo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ian Blesse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ianne Faithfu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Bernard Ingh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eil Sim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 George Car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 Water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Lloy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ugh Gran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Bow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na Bawd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elix Aprahami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gel Nicol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Eric Hobsbaw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topher Le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immy Knap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Adrian Cadbu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 Richard Dawk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hil Redmo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ricia Hodg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Clar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Jason OB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nelope Hobhou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garet Fors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Howard Hodgk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lenys Kinno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rthold Goldschmid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chbishop Desmond Tutu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thleen Ha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ynda La Plant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George Christ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anette Winter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James Fen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y Sto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Tave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anna Trollop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bbi Hugo Gry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rek Jame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Drummo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ian Se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Zoe Wanama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lton Shul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Scudamo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itt Ekla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te Ad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John Wil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arrison Keill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revor McDona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Hac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ger McGoug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Ranulph Fienne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onrad Bla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tina Dod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ces Partridg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Kenneth Clarke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semary Ver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uglas Adam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Cicely Saund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ly Russ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Harrison Birtwist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an Hislo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liver Sack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Ash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hil Coll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k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ris Less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irley Anne Fi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ybil Marsh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dge Stephen Tum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nny Evere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ymond Seitz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sley Garre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Virginia Bottomley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Palumb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 Mer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sabel Allen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cholas Hyt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May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Leon Britt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an Baez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Betty Boothroyd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k Brun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ye Webb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Weinsto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va Burrow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Co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Boor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oness Blacksto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on Edelman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Oaks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Grego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Crof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n Livingstone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ijah Moshinsk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Robin But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hony Stor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velyn Glenn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rvla Murph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bara Mills Q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izabeth Jenning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ephen Hawk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 Sm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Ghillean Pran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men Calli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Tebbi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Eliot Gardi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tabel Bielenber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neral H Norman Schwarzkop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avin Lai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lie Andrew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uliet Steve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ad Vara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ymond Blan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nelope Lea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ob Geldo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David Mellor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Peregrine Worsthor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hamed Am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are Short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vienne Westwoo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rry Wait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Linds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uncan Goodhe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unella Scal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Chief Justice Tayl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Gra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l Carl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chioness Of Tavisto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hony Rolfe Joh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Ernst Gombri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ady Soam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Isaiah Berl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celyn Steve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 Steve Jo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vis Costell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Roger Bannis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bie Coltra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 G Ball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Maj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verend David Jenk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even Berkof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rden Kay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ue Townse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ed Dibna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lys Powel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ames Lovelo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Delfon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 P Thomp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Ald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izabeth Esteve-Co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Schlesing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Imran Kh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Bai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laus Tennsted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Banh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rnice Rube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xwell Hutchi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Bleasda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Shawcro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n Tod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Hegart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 S Bya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rek Walco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co Pierre Whit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John Sm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Simp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ecil Lew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Shirley Por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 Jonathan Sack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K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aomi Mitchi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ti Cain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ir Trevor Holdswor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ffrey Bern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Denis For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nald Ey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Ninette De Valoi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addy Ashdown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Ralf Dahrendor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ian En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ed Zinneman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delaide Hal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ord Good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ith Floy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ian Keen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Eduardo Paolozz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oness Trumping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isabeth Welch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t Hon Barbara Cast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Ann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cholas Snow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nie Wi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ive Jenk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Tha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ary Line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bara Windso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r Ruth Westheim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Charter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in Knox-Johnst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ean Roo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Jona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ffe Fasse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Carman Q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rold Field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eve Binch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n Dod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t Hon David Blunkett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nathan Pry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lly Kea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ue Le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ne Whitfiel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ry Wes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Crispin Tick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John Biffen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Rog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Sir George Por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Ian Trethow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Sessio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Pilg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Tilson Thoma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rah Mil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Weidenf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Robin Da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ohn Pe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nnis Skin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rk Bogard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RH The Duchess of Ken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ine Coll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. Hon. Nigel Law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ady Mos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eamus Hean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Codr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an Both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lin Thubr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Pla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 Lemm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ucinda Lamb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Ogd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enelope Livel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 Clap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Vera Lyn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ir Thomas Armstro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ed Sherr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k McCorma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an Collin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ria Aitk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nathon Porri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Bra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Nicholas Hender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tharine Hamne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hora Hir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enny Hen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ady Redgrav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riam Rothschi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Roy Jenk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slie Granth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Stephen Spend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erald Scarf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Josephine Bar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Ha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noch Po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ffrey Tat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cco Fort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an Armatrad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oy Georg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ny Ben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wigg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st Rev Robert Runc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dward Hea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arles Dan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ady Warno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ephen F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ob Champi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ob Hosk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Claus Mos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rmaine Gre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. Hon. Michael Foo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illa Black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thene Seyl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ishop Trevor Huddles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lman Rushd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Donoho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fred Wainwrigh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ita Dob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Dacre of Glanton (Hugh Trevor-Roper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ricia Nea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verend Ian Pais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an Tur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Armstro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Edna Everag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Essex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Ow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remy Isaac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wen Ffrangcon-Davie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t. Hon. Douglas Hu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on Mosiman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bbi Lionel Blu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ita Roddi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wan Atki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ggy Mak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eil Kinno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Gamb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y Arch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thur Scargi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ne Ash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Quintin Hog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endan Fos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Burk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ephanie Beach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nnis Pot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William Dav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garet Kelly - Miss Blueb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Donoughu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mma Crav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. Hon. Michael Heselti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dele Leigh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ew Gra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ony Sh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ernon Scann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ry Cry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Carri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ue Law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mber Gascoig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rnard Lev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James Callagh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Killan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ulu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ques Loussi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eter Wes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itty Godfre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Montagu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usan Georg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ces Edmond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ya Angelou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nneth William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ucinda Gre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aine Paig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Max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k Boug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Bogdanov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lian Critch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hony Andrew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Alli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Penhalig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ra Brya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ohnny Math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Nicholas Goodi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n Russ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Michael Hordern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eter Fluck &amp;amp; Roger La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aroness (Sue) Ryder of Warsa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remy Lloy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Prio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ony Bennet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enny Gre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ie Coll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gel Hawthor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ptain John Ridgw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l Prin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ingsley Amis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Albert &amp;amp; Michel Rou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hil Edmond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Fred Hoyl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ir Ian MacGreg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Cond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uzi Quatr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Herbe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drew Dav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uberon Waug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an Barstow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ane Lapotai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rginia Holgat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rman Lew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ger Vadi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Geoffrey How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David Wil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ian Redhe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e-Sophie Mut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ie Stewa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x Hasting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smail Merchan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ton Joh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thur Hai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ne Glov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n Picker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Dankworth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elina Sco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n Kings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uce Oldfi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nnis Tayl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y Hatters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ureen Lip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gel Kenned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eila Steaf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David Steel 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Burchfi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seph All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ris Stok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immy Savi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Ey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rdon Beningfi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ison Lur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rge Bole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hony Hopk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Elk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ly Amel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lie Walt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dhur Jaffr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Harvey-Jo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m Stopp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Michael Tippet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ay Coon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John Burg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klos Rozs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in Hanbury-Teni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Puttn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ernon Hand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m Sharp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Rend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nathan Lyn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Ffolk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Sur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Hu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fred Eisenstad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rry Cott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therine Cook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Abbo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ed Meht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lie Rush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n Goodw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ayatri Dev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Alfred Ay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atalia Makarov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lado Perlemu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Rothschi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Zubin Meht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ugh Joh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salind Plowrigh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o McKer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Lodg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ucy Irvi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topher Reev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 Torteli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'Honest' Ed Mirvis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Quin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n McCull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rald Priestla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Yor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oody Her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Elwyn-Jo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ubby Kay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RH Princess Michael of Ken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Gow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rtice Read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 M Kay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Stewar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ohn Pip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rvin Hamlis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Hugh Gree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Peter Hal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hirley MacLai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nda Esther Gr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po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llie Harr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semary Sutclif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an Richard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onel Hamp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arlotte Lamb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 Jones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indy Buxton &amp;amp; Annie Pric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alcolm Bradbu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Bu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Frederick Gibbe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ith Waterhou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Gun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John Pritch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lian Bream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erry Jo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leur Cowl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Peter Pear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ir Alan King-Hamil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thur Englis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 N Wil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x Boy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ffrey Moorhou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uggiero Ricc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Fox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Woo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uglas Ree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nneth Macmill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m Keat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Ivo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Zandra Rhod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ryl Rei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im Sever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wyneth Jo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oness Maria Von Trap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eve Dav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chel Billing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y Elli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yorgy Liget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Pri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len Mirr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samond Lehman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. George Thoma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ke Hard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ffrey Grig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.Busch, J.Kuchmy, M.Parry, M.Wil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Lloyd Jo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bur Sm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lo Cur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Loughr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aire Bloom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uke &amp;amp; Duchess of Devonshir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arl Dav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nald Sinde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ame Janet Bak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yall Wat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mela Stephe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ptain Jacques Cousteau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 Newb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Anton Doli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elia Sm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smond Hawk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ti Webb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lian Symo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ucia Pop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nny Agut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rothy Dunne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lia McKenz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Armstro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William Walt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ord Bernard Mile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eorge Chisholm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ame Eva Turn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ohn Osborn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ir Christopher Leav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J K Galbra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 McCartn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kie Hower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ngela Ripp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tin Gilbe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revor Brook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arl of Harewoo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elene Hanf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How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Douglas B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ana Dor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ames Clav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Glyn Dani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rick Lichfi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seph Cott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speth Hux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ntserrat Cabal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aux Arts Tri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Mas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lcolm Muggeridg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essye Nor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Jo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k Oz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 Edding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rry Hand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lian Lloyd Webb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ger Moo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l Sag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illian Lyn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loria Swa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rris Wes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iuseppe Di Stefan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Leak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 William Whitela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 Shill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dmund Rubbr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John Gielgu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uddy Ri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Frederick Asht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tewart Grang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rincess Grace of Monac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Fitzroy MacLea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ary Glit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ricia Ruan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ussell Hart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niel Mass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la La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Broom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y O'Har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ffrey Arch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RH Princess Margare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Fowl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in Cous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lacido Doming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thur Askey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Neville Marri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se Carrera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Min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m Cont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quetta Hawk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k El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rek Tangy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therine Gask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ian Glov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John Too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nald Lock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drea Newman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Michael Powell &amp;amp; Emeric Pressburger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ntal Dorati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Earl Of Snowd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nata Scott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ristan Jo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liam Trev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egory Pe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Scott Blackh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ley Thomp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m Lehr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 S Naipau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bara Woodhou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neral Sir John Hacke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eddie Jo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Tea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arl Hine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t Hon Lord Denn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atalie Woo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ndsay Ander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lvatore Accard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h Sega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onard Rossi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mmissioner Catherine Bramwell-Boo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nald Pleasen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ces Per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ffrey Househo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iri Te Kanaw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usannah Yor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imothy Wes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audio Abbad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tto Preming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Cecil Bea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zzy Gillesp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Peter Par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ginald Good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yung-Wha Chu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Osbert Lancas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Norman Mai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isabeth Soderstro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arles Caus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Shaff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Pal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ald Dah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x Harri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sephine Barsto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fred Thesig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m Ayr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d Allbeu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Buck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ne Mendoz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Barkwor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ry Nor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oris Christof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Ralph Richards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ame Moura Lympany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Dick Clements &amp;amp; Ian La Frenais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 Northcote Parki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len Tet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ito Gobbi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Ed McBa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an Carmichae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ir Robert May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ack Brym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ec McCow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Camer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dward Fox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ricia Highsm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Edmund Hilla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Adrian Boul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url Iv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y Reard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leana Cotruba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auren Bac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ana Mouskour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Arthur Bryan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Norris McWhir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Stephe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njamin Lux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ia Kaz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lan Pri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Po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rman Parki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Robert Helpman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insdale Land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ry Joh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ladimir Ashkenaz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an Fontai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Bellam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Wa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le Sty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lin Wil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el Edmond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topher F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ec Clifton-Tayl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Jay Ler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thy Berberi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nnessee William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ian Carlo Menott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ed True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net Suz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bara Py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ricia Batty Sha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ta Strei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ne Grig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el Brook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 Catherine Gav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Clifford Curz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rek Jacob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ctoria de los Angel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a Raebur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. Hon. Lord Shin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Lennox Berke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arles Aznavou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tzhak Perl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John Glubb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s Daw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elicity Kenda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W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Rev. And Rt Hon. Gerald Elli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J H Plumb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. Margaret Thatch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madeus String Quarte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pike Milligan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Raymond Mander &amp;amp; Joe Mitchenson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lan Cor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mar Shari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rothy Edward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Alec Guinnes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hil Drabb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ace Bumb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nston Grah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Ustinov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rofessor Alan Gemm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Adam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ayne Slee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aire Ray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ry Shee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lly Wei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uis Fremaux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ke Brear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Crof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in Richmo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Daphne Du Mauri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nnie Ab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borah Ker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 L Row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ssica Mitfo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thur C Clark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irley Conr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are Franc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ss Re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 Parn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rek Rand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rella Fren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Oliver Milla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isa Robl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 L Trav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Home of The Hirs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Niv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gnus Magnus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Yehudi Menuhi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od Hu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igadier Peter You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y Mart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queline Du P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Bol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liver Fo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erle Par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gon Ron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Cur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ry Tuck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y Dotri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Blad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Doug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nneth McKella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harlie Cairol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Denys Lasd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mma Jo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gor Kipn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 Id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a Moff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topher Mil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hony Quayl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t-Colonel John Blashford-Sn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rman Bai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hony Po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Bat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k Mui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Quenn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Wilk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Bo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Co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lchard Eva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nelope Ke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Galw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elvyn Brag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Gues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el Torm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hilip Lark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Pasco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st Rev Rt Hon Stuart Blan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hilip Jo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n Deigh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lcolm William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 Simm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uglas Fairbanks Jn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ny Grie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Laur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Napi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William Gladsto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lynis Joh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 Christiaan Barn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Pardo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arlotte Rampl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 Theroux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sina Harri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el Barb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ncent Brom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Robert Mar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uciano Pavarott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ynn Seymou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nnie Sco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avin Ly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el Streatfei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errill Mil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lia Fos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ng Crosb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garet Pri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ederick Forsy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n Mood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aham Thoma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nce Hi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liam Frank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anley Holloway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Doris Ha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 Jenning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Carring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vis Hilli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sther Rantz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ec Waug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immy Jew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Robi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an Simmo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 P Sno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Herrio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e All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len Brad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Hemming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Maurice Yong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mmy Cah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rman St John-Steva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m Hust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rdon Jack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Arlot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en Trav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tt Munr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Hillab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ricia Hay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Betjema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ionel Blai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anley Dangerfi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 Thomp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uncan Gran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illy Coop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Conte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alerie Master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mlyn William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Lord Longfo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elia Johnso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ernard Hailsto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Civi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rcy Pre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gela Badde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tty Kenw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 J Kavanag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liver Ree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uce Tullo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in R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isabeth Frin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Ayckbour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 Magnus Pyk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olly Jam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liam Hardcast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yril R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Munro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k Swinnert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enholm Ellio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aham Hil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hyllis Barclay-Sm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ndy Nicho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die Sm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Lev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land Culv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alerie Single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Keith Falk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eridan Mor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Wal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ian Ell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x W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k Lubbo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slie Mitch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 C Fairbair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oinette Sib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thur Marsh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 Thor Heyerdahl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John &amp;amp; Roy Boulting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hilip Hope-Walla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dward Woodw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ian Johns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ileen Fow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ureen O'Sulliv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ddie War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y Fox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ian Ingl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ay Compt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ohn Brooke-Litt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rnard Haitin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Terence Rattig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 Jacob Bronowsk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ion Ste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exander You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areth Edward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ghanita Lask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c Feath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revor Philpo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nold Rid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Sir Alister Hardy F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Rog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dward Rob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y Pet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an Hend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ontyne Pri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ll Sowerbutt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yce Car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arl Wi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rt Foo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rvase de Pey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lin Wella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uskin Spear R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lonel Sir Michael Ans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frid Van Wy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enda Bru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ie Fam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sil De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e Bug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oness Summerski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seph Coop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Hus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rman Thel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dith Coat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rry Lo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lorence De Jo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topher Serp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thleen Nesbi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Mell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Veronica Wedgwood O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exander Gib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slie Thoma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Le Mesuri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ta Hun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hony Sm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Nesbi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nise Rob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ke Yarwoo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ny Brit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el Rawsthor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sie &amp;amp; Doris Water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om Harriss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ohnny Speigh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oup Captain Peter Townse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verly Sil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ggie Sm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nnis Wheat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mogen Hols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topher Gab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Asp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rence Cune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Ree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garet Lockwoo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nthony Lawren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Frankl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Barry Cunliff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ephane Grappell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dward Ardizzo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Arthur Blis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rcel Marceau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e Hender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nry Ceci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arles Grov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an Plaid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Francis Camp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ec Roberts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eoffrey Parso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Bryan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onide Massi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ndy Hil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Geoffrey Jack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Noak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son Har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Elizabeth Harwoo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Stor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ymond Lepp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mmond In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Parki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ice Delysi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Hockn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uart Burrow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topher Plumm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saac Ster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wen Berry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lia Trevelyan O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bara Mulle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raham Ker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eve Rac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lfred Brend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colette Milnes-Wal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eutenant-Colonel Sir Vivian Dun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 A Joy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Sibyl Hathaw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vy Be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Sacheverell Sit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terina Valent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llie Le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nneth Allso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lenda Jack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tur Rubinste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ylva Stuart Wat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Gord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Lav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aurence Whist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urice Woodruf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ive Dun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izabeth Ry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ernon Bartle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yce Grenfel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ohn Brai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ginald Foo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llie Whitela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rs Mil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ff Boyco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Dauben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odagh Rodg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Louis Gluckste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rick Cargi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udovic Kenned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vi Shanka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ndy Crai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rvey Sm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Ke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aurie Le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dame (Lilian) Stiles-All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Bol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Fit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Quentin Poo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van Maug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thur Low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ally Herbe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ana Rig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Hughe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rgaret Po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lem Tausk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an Whitting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ri Baraba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ynn Redgrav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rie Tubb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rry Carpen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Alan P Herber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elen Watt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len Pollo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ck Eme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eya Star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h Leinsdor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Dav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rry Thoma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oan Hammon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arbara Cartla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da Haend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nica Dicken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Keith Mich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dy Stewa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aham Ush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ol Chann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ina Cign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Gavin De Be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Lockha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ryck Guy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eridan Russ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yree Dawn Por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dy Hash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Chamberla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 Roy Stro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sobel Bailli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ichard Chur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k Gill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sidore Godfr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anley Bax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A S C Ro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al Doonic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onard Sach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yfe Robert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mmy Steel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Viscount Montgomery of Alame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ira Ander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dfrey Base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llian Bo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rmgard Seefrie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udley Moo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velyn Roth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hony Gr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ymond May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x Adri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nry William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hea Holm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iff Morg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John Wolfend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nald Ze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s O'Conn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livia Mann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rmione Gingol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tanley Rubinste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yril Harm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chael Heyho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ncent Pri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onard Hen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nneth Mor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Evelyn Lay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ohn Trevely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anford Robi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inger Rog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rginia Wa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colai Gedd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var Lidel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r Elsie H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y Stewa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tty K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Alec Ro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ill Benne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ady Diana Coop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 Marsland Gan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y Wil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Zena Skin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gus Wil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dward Dow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ylda Ba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David Ceci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ggie Fitzgibb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urice Jacob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Peg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ather Harp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ob Braithwait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sea Ke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Asa Brigg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s Wil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ndy Po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eutenant Colonel C H Jaeg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Paul Gore-Boo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n Mask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Ba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bara Murr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ymond Postgat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lly Russ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Les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ty Feld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Anne Godw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Ngaio Mars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dwige Feuille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lo Maria Giulin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Francis McLe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uis Armstro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dward Chap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 Ship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cis Durbridg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Gilbert Inglefi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eanor Br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nry Hal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olin Cowdr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Gordon Russ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slie Saron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Nicholas Sek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Maggie Teyt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ussell Bradd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fie Ba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n Vick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 Dan Sm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chie Camd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salinde Ful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 Day Lewi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ill Boor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ilyn Hor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usan Hampshi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William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 Mallalieu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lin Dav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Gladys Coop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obert Merri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 Hon. Sir Edward Boy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verend Dr P B Clay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rene Wor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Hugh Cas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nis Matthew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Sir Denis Brog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nneth Wolstenholm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y Cast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ris Arno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ptain William Warwi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Benne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remy Thorp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riam Karl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ather Jen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m Courten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nryk Szery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nry Longhurs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y Hud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Ritchie-Cal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ymond Hunt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Xenia Fi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enella Field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W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Woodco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rek Nimm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ery Reverend Dr W R Matthew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 Por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Neville Cardu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Whic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ry Brigg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ugh Griff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thur Negu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ement Freu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rald Harp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nee Hous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rald Moor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ichard Goolde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heila Sco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ne Cutfor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e Sharp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 Solt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wendoline Kirb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 Brabh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onard Cottrell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aptain John Ridgway &amp;amp; Sargeant Chay Blyt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nthony Burge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rah Churchi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ephen Bisho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tch Mil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nny La Ru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ques Bruniu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lbot Duckman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Wil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ne Ritch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rek Oldh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Hicks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Morecambe &amp;amp; Wis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rian Forbes</text:p>
          </table:table-cell>
          <table:table-cell office:value-type="float" office:value="1">
            <text:p>1</text:p>
          </table:table-cell>
          <table:table-cell office:value-type="string">
            <text:p>Not_named</text:p>
          </table:table-cell>
        </table:table-row>
        <table:table-row table:style-name="ro1">
          <table:table-cell office:value-type="string">
            <text:p>Peter Diama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Crai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at Gonell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nnifer Vyvy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Stanley Rou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fred Andrew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lli Palm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na &amp;amp; Frederick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harles Crai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ll Simp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mily MacManu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nry Coop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nia Te Wiat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Sop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ob &amp;amp; Alf Pearson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lan Bullo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rry Sco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ubert Greg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ra Leigh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 O Nickal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Frank Franc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ll Fras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yril Connoll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ie Colli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drew Cruickshan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topher Hopp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mmy Simp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arlton Hes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ience Stro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W E Swin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immy Sha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Fland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William Coldstre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neral Frederick Coutt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Ha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Robe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ildegar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nstance Shacklo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John Rothenste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adia Nerin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verend David Shepp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ta Tushingh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an Hun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e Jenk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liam Conn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liam Hartn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cDonald Hasting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rry Corbe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mbro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ie Ro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Lewis Cas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y Stock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xwell Knigh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inette Spani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rold Pin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ugh Lloy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urice Denh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seph Sziget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Marx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lian Herbag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yley Mil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ll Shankl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 Re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Margot Fontey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 W E Shewell-Coop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Ba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atole Grunwa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rt Weed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Richard Wool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ck Richard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thur Fied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Paul Duk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ale Pedri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wen Brannig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Basil Spen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k Ifi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wn Addam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lene Dietri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Clement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ack de Mani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avinia You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llulah Bankhe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Malcol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ian Epste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k Phillip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onor Black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rdie Ratcliff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Harry Britta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liam Douglas-Hom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verend W Awd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n Pertwe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Bratb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bie Bright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ussell Brockban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ratford Joh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Thomson of Flee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rcy Merri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ephen Grenf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ck Chipperfi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y MacGregor-Hast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anessa Redgrav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rian William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len Byam Sha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nneth Conn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rry Wheatcrof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Watt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Jacob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Edith Eva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Kossof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im Clar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x Als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an Walla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Miles Thoma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fred Bramb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son Whiner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gina Resni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Attenborough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eslie Bail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thel Revn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rita &amp;amp; Pep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Cyril Smith &amp;amp; Phyllis Sellick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Nicolai Poliakof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rford Montgomery Hy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llicent Mart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 R Robi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n Grai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rdon Pir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ephen Pot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an Benne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rick Moo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dmiral Sir Michael Maynard Denn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rman Shel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 Mo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rnard Cribb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oup Captain Leonard Cheshi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rman del Ma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ymond Bax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ophie Tuc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 Reginald Jacqu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cobie Breas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Charles MacLe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an Flem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leton Hobb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vien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raint Eva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liette Grec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oyd Nee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oe Lo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va Barto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ry Buckn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rgit Nils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wland Eme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k Worr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L Dudley Sta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vienne Chatter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jorie Proop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d Will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Harry Whitloh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slie Gilbert Illingwor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udley Perk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thur Hay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rcy Throw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yril Ornad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Quentin Reynold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Benti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Learie Constanti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el Cow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Lew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rry Le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sil Boothroy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rothy Squir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Mitch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arkson Ro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George Sang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 G Stree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cker Bil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a Russ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Saund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 Warn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r Robert Stopfo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al Gielgu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Shear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mela Hansford-Joh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rman Tucker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Fanny &amp;amp; Johnnie Cradock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ntony Hopk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Jon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 Hugh New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anley Unw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 F Delderfi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io del Monac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dith D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onel Tert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arlie Ches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erfyn Tur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 Rog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klin Engelman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Allegr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iovanni Martinell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istair Cook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 Hosk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Alan Cobh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dney Nol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slie Crowth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tina Foy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Mor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lly Butl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slie Phillips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Frank Launder &amp;amp; Sidney Gillia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Raymond Glendenn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uis Kent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lonel A D Wint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rene Hand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 E Bat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k Chacksfi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y Cavendis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n Sykor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uart Hibbe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ughie Gre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Gunn R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acie Field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ob Hop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Michael Balc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 Gallic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rgil Thom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upert Davi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e Georgie Woo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Gerald Bead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cis Chiches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ttie Jacqu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non Noel Duckwor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mmy Reill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mmander Sir Stephen King-H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ral Brow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Sla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dward W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 Fingle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rald Durr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Yvonne Mitch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elson Ridd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e Dav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a Mass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y H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 Hayd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 W Grey Wal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Murdo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ietro Annigon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lph Read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Finlay Curr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dam Fa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ian Reec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arbara Jeffo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Scot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ichael Wild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men Drag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ne Bronhi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immy Edward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ntoni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y U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yril Mil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d William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verley Sist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nneth Hor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ctor Gollancz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e K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rry Mortim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n Thomp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da Slobodskaya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Frank Muir &amp;amp; Denis Norden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Edmund Hockridg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rsula Bloo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ederick Grisewoo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liff Rich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nest Loug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dney Tor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ec Beds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ane Cilent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onel Ba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a &amp;amp; Armand Denis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Gladys You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 Be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dfrey Talbo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 Suzuk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nny Blanchflow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Boothb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ny Morr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ddie Calve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audio Arrau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lian Sla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ofessor A C B Lov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ckie Hender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ie Rambe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bera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irley Bass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Langd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hony New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e Heywoo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Free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dney Jam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Som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uss Conw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ince Chula Chakrabongse of Thaila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ty Wil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 Jack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on Goosse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rbert Lo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rington Dalb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ntonia Ridg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an Hea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emprin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 P B Ma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d Moul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ve Bos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dor Fold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Paddy Carstai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lly Cot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an Sutherla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nny Hi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Thalben-B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fred Hitchco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ggy Cochra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uglas By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Leonard Hut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Snagg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ssie Lov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rman Fish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 C Hilli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vor New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Melachrin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rold Abraham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rmione Badde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ffa Fox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tte Lehman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nry Shere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ian Vesey-Fitzgera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Farn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fred Mark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me Rebecca Wes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y Elling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Brabazon of Tar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jorie Westbu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yrone Guthr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dric Conn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ylvia Sim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lcolm Arno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nest Thesig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dy Grinh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yril Fletch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Cush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Morr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 Barb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ne Thorbur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nnie Boyer &amp;amp; Jeanne Ravel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andy MacPher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arlie Drak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aron Copla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anley Bla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ul Robe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 H Ellio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ne Pau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ena Gerhard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dmundo Ro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nno Moiseiwits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izabeth Sea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Dimbleb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rry Belafont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rdy Ami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ckie Valenti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rcy Kah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 Pay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phzibah Menuh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 Ludwig Ko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amonn Andrew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isabeth Schwarzkop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an Pougne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frid Hyde-Whit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rah Vaugh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rek McCullo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an Sabl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aomi Jacob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 Robi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y Sma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gnes Nichol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y Plomle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Oliver Mess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uby Mil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lly Mayer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rald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lora Rob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kie Vaughan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Michael Flanders &amp;amp; Donald Swann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argaret Rawling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n Ly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x Palm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on Walbroo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ctor Silves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x Jaff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onel Ha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ndy Toy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upino La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Thomas Beech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ira Shear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Fish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an Cro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 Teagard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ansby William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linda Le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mmander Ibbe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ius Gor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topher Ston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 A Lejeun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Eric Bar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ma Cog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Farra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opold Stokowsk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wen Ber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ny Hanco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udrey Russ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lanche Thebo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ed Stree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mara Karsavin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rold Hob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ntovan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rcy Edward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unt Bas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ctor Borg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ck Bentley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Rawicz &amp;amp; Landauer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Gwen Cat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lph Wight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icely Courtneidg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hris Brash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ud Flanag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Melvil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izabeth Bow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dgar Lustgart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 Solomo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ggy Ashcrof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Sell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Zena Dar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rard Hoffnu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Cansda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yrone Pow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nette Sco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Fin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Wa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nnis Nob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nald Campb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sobel Barne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hony Ste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Kat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da Cherry Kear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enneth Tyn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urner Lay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alentine Britt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rnard New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nnis Pri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nnis Bra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irley Abicai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x Rit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im La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slie Car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 Maschwitz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artha Ki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d Hea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irling Mo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Atk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ra Labbett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n Harv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Nevil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ie Burk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an Ken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be Dani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yril Sm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anessa Le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ancy Spa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Fabi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Nix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m Cost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aurence Harvey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Bob Monkhouse &amp;amp; Denis Goodwin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ernard Brad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 Tra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verley Nicho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c Oliv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Valentine Dy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nces D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donie Goosse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Robertson Justi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x Bygrav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 Greg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slie Wel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hilip Harb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ileen Joyc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erbert Wilcox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 C Sherrif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Ayr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dward Allc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rsula Jea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onel Gaml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Redgrav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Nicholas Monsarra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ny Mottr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rbara Kell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mmy Far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thony Asqu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Malcolm Sargen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d Slaugh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 Kirkwoo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at Smyth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ris Chataw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 Amb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rriet Coh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Cedric Hardwick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rothy Tut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obby Howe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orothy W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garet Leigh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ginald Dix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ptain M B B Banks R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Henriqu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gel Balch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alerie Hobs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 E B Clark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ssie Matthew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vian De Gurr St Georg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ggy Cumm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ugh Sinclai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slie A "Hutch" Hutchi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fredo Campol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ugh William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ra Swinbur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yril Ritch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ecil Par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raldine McEw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zbeth Webb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o Gen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mela Kellin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thur Win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aunton Way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 Hawk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sabel Jea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Yolande Donl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bster Boo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ira Lis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x Mil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mela Brow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Tod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eila Si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vid Tomli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an Car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nald Wolfi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uncan Car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lit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lph Lyn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garet Rutherfo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fred Pickl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y Nicho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ll Greensla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rdon Har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onnie Ha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da Reev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gel Patri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ssie O'She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 MacQueen-Pop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lorence Desmo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y Wor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nnie Ha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smond Knigh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nifred At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d R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vien Leig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e Shel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revor Howard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Michael Denison &amp;amp; Dulcie Gray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oan Greenwoo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ed Perr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laline Terri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dfrey Win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ogie With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ilbert Hard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rothy Dick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bert Beatt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irsten Flagst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Murdoch &amp;amp; Kenneth Horn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elia Murph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ynford Vaughan-Thoma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Hear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a Neag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ed Emn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ger Lives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mpton MacKenzi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eter Brough &amp;amp; Archie Andrews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eanne De Casal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pike Hugh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ybil Thorndik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roll Gibbo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 Hulbe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isabeth Schuman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thleen Harri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Formb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ana Wyny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nald Shin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emence Dan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nry Kenda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i Zetterl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orge Rob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lly Ann How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eddie Mil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e Crawfo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vian Elli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hyllis Calve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 E Matthew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an Ken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slie He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ll John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 Coat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mmy Trin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 Todd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Denis Compton &amp;amp; W J Edric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Larry Ad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Flem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uir Mathie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ona Win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d Kavanag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y Hammo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 Buchan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nstance Cumming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nald Pe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Yvonne Arnau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 Port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onia Dresd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va Pilbea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gnalman Henry Whee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 C E M Jo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aire Lu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garet Hubb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t But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y William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an Edga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Harris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er Fett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bel Constanduro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ng Commander Guy Gibson VC DSO DF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mela Frankau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n Den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Charles Hi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 B Mor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 H Middle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 Stephen Tallent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ady Eleanor Smi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vor Brow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rbert Hodg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verley Bax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m Driber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an H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onald McCulloug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dmiral Sir Edward Eva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hael Pow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nah Barring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chard Taub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rd El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athaniel Gubbi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slie Howa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atrice Lill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vor Novell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m Webs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verend Canon W H Elliot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an Ja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ptain A E Ding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ck Hylt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 B Cochr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mmander Campb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mes Agate</text:p>
          </table:table-cell>
          <table:table-cell office:value-type="float" office:value="1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C26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01T01:33:13</dc:date>
    <dc:creator>Alice </dc:creator>
    <meta:generator>LibreOffice/3.5$Linux_x86 LibreOffice_project/350m1$Build-202</meta:generator>
    <meta:editing-duration>P0D</meta:editing-duration>
    <meta:editing-cycles>1</meta:editing-cycles>
    <meta:document-statistic meta:table-count="1" meta:cell-count="5285" meta:object-count="0"/>
  </office:meta>
</office:document-meta>
</file>